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0f71cf" officeooo:paragraph-rsid="000f71cf"/>
    </style:style>
    <style:style style:name="P2" style:family="paragraph" style:parent-style-name="Standard">
      <style:text-properties fo:font-size="10.5pt" officeooo:rsid="000f71cf" officeooo:paragraph-rsid="000f71cf" style:font-size-asian="10.5pt" style:font-size-complex="10.5pt"/>
    </style:style>
    <style:style style:name="P3" style:family="paragraph" style:parent-style-name="Standard">
      <style:paragraph-properties fo:text-align="center" style:justify-single-word="false"/>
      <style:text-properties fo:font-size="16pt" officeooo:rsid="000f71cf" officeooo:paragraph-rsid="000f71cf" style:font-size-asian="16pt" style:font-size-complex="16pt"/>
    </style:style>
    <style:style style:name="P4" style:family="paragraph" style:parent-style-name="Standard">
      <style:text-properties fo:font-style="italic" officeooo:rsid="000f71cf" officeooo:paragraph-rsid="000f71cf"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10661" style:font-style-asian="italic" style:font-style-complex="italic"/>
    </style:style>
    <style:style style:name="T3" style:family="text">
      <style:text-properties fo:font-style="italic" officeooo:rsid="00130307" style:font-style-asian="italic" style:font-style-complex="italic"/>
    </style:style>
    <style:style style:name="T4" style:family="text">
      <style:text-properties officeooo:rsid="00110661"/>
    </style:style>
    <style:style style:name="T5" style:family="text">
      <style:text-properties officeooo:rsid="001303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lice</text:span> 的拯救——一家初创企业碰上了图片菜单专利</text:p>
      <text:p text:style-name="P1"/>
      <text:p text:style-name="P2">2017 年六月 22 日，Daniel Nazer，CC BY 3.0 US</text:p>
      <text:p text:style-name="P1"/>
      <text:p text:style-name="P4">“DietGoal 起诉了超过 70 家公司，据称是侵犯了它的图片菜单专利。”</text:p>
      <text:p text:style-name="P1"/>
      <text:p text:style-name="P1">如果您曾经见过一种图片菜单，您应该也见过美国专利第 6,585,516 号所主张的据说是“发明”的东西，尽管它拥有一个看起来很深奥的标题（用于计算机化的视觉行为分析、训练和计划的方法和系统）该专利只是简单地主张了在计算机上使用图片菜单。专利流氓 DietGoal Innovations LLC 起诉了超过 70 家公司，据称是侵犯了这项荒唐的专利。</text:p>
      <text:p text:style-name="P1"/>
      <text:p text:style-name="P1">从 2011 年开始，DietGoal 开始了一波全国范围内的专利诉讼运动，起诉了从 Dunkin' Donuts 到 Sweetgreens 的餐厅。它还威胁了诸如 Time 和 Seventeen Magazine 这样的媒体公司。</text:p>
      <text:p text:style-name="P1"/>
      <text:p text:style-name="P1">即使是那些未被起诉的公司，也感受到了它的专利诉讼运动的冲击：例如，即使它并未指名道姓，一家名为 <text:span text:style-name="T4">Nutritionix 的公司被拖入了一场争论，由于 DietGoal 起诉它的一家客户使用一款卡路里计算应用程序。Nutritionix 向餐厅提供它的营养成分计算器和数据库，于是它们可以向其客户提供更为准确的营养成分信息。那时，Nutritionix 是一家小微初创企业，只有 7 位雇员。它感觉自身的整个业务都遭到了专利诉讼的威胁。</text:span></text:p>
      <text:p text:style-name="P1"/>
      <text:p text:style-name="P1">随着被拖入 <text:span text:style-name="T4">DietGoal 的专利诉讼，Nutritionix 发现自己越来越难于发展其业务。Matt Silverman，Nutritionix 的管理合作伙伴解释道，许多连锁餐厅决定完全不提供营养成分计算器，由于它们不想面临法律诉讼的风险。而另一些公司则不愿意采用一种营养成分计算器，如果得不到一纸针对专利诉讼的赔偿条款的承诺。这是关于专利流氓行为威胁小企业的一种被忽视了的方式。那些害怕专利诉讼的公司会选择大型提供商，由于它们更有可能承受昂贵的专利诉讼。这在无形之中扼杀了小企业和初创企业。</text:span></text:p>
      <text:p text:style-name="P1"/>
      <text:p text:style-name="P1">对于 <text:span text:style-name="T4">Nutritionix 来说，幸运的是，</text:span><text:span text:style-name="T2">Alice v. CLS Bank</text:span><text:span text:style-name="T4"> 案件的判决结果来得还不算太迟。在 </text:span><text:span text:style-name="T2">Alice</text:span><text:span text:style-name="T4"> 之前，DietGoal 能够拖延其专利诉讼长达数年之久。但是就在 </text:span><text:span text:style-name="T2">Alice</text:span><text:span text:style-name="T4"> 判决之后几天，纽约的一家联邦地区法院的法官否定了 DietGoal 的专利。法庭判决 DietGoal 的专利所主张的无外乎关于选择食谱的“常规并且平淡无奇的任务”。它发现利用一台通用计算机在图片菜单上显示选项这一点并不能为此增加任何理由，以使得该项抽象理念变成一种可获专利的发明。DietGoal 上诉至联邦巡回法庭，但仍以败诉告终。这是一场对 </text:span><text:span text:style-name="T2">Alice</text:span><text:span text:style-name="T4"> 的直接应用，并且最终终结了一波浩大的专利诉讼运动，而这场运动将会肯定造成数以百万计的法律费用成本。</text:span></text:p>
      <text:p text:style-name="P1"/>
      <text:p text:style-name="P1">随着专利威胁的消失，<text:span text:style-name="T5">Nutritionix 从 7 名雇员发展到了 15 名。它从应用程序开发业务扩展到了采集并许可营养成分数据。Matt 解释道，</text:span><text:span text:style-name="T3">Alice</text:span><text:span text:style-name="T5"> 不仅帮助他战胜了 DietGoal 的专利诉讼，并且还减少了未来可能的专利诉讼风险。如果专利可以像“计算机上的图片菜单”一样宽泛和抽象，避免专利侵权风险的唯一方式就是避免开发软件。在 </text:span><text:span text:style-name="T3">Alice</text:span><text:span text:style-name="T5"> 之后，像 Nutritionix 这样的初创企业能够拥有更好的机遇成长繁荣起来。</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3:32:32.735000000</meta:creation-date>
    <dc:date>2017-07-26T14:04:35.847000000</dc:date>
    <meta:editing-duration>PT9M22S</meta:editing-duration>
    <meta:editing-cycles>1</meta:editing-cycles>
    <meta:document-statistic meta:table-count="0" meta:image-count="0" meta:object-count="0" meta:page-count="1" meta:paragraph-count="9" meta:word-count="1053" meta:character-count="1413" meta:non-whitespace-character-count="1337"/>
    <meta:generator>LibreOffice/5.3.0.3$Windows_X86_64 LibreOffice_project/7074905676c47b82bbcfbea1aeefc84afe1c50e1</meta:generator>
  </office:meta>
</office:document-meta>
</file>